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fo:padding="0.074cm" fo:border-left="none" fo:border-right="none" fo:border-top="none" fo:border-bottom="0.06pt solid #000000" style:join-border="false"/>
      <style:text-properties fo:font-size="16pt" style:font-size-asian="14pt" style:font-size-complex="16pt"/>
    </style:style>
    <style:style style:name="P2" style:family="paragraph" style:parent-style-name="Standard">
      <style:paragraph-properties fo:line-height="200%" fo:text-align="start" style:justify-single-word="false"/>
      <style:text-properties fo:font-size="12pt" style:font-size-asian="10.5pt" style:font-size-complex="12pt"/>
    </style:style>
    <style:style style:name="P3"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4" style:family="paragraph" style:parent-style-name="Standard">
      <style:paragraph-properties fo:line-height="200%" fo:text-align="start" style:justify-single-word="false"/>
      <style:text-properties fo:font-size="10pt" style:font-size-asian="8.75pt" style:font-size-complex="10pt"/>
    </style:style>
    <style:style style:name="P5" style:family="paragraph" style:parent-style-name="Standard">
      <style:paragraph-properties fo:text-align="end" style:justify-single-word="false"/>
      <style:text-properties fo:font-size="10pt" style:font-size-asian="8.75pt" style:font-size-complex="10pt"/>
    </style:style>
    <style:style style:name="P6" style:family="paragraph" style:parent-style-name="Standard">
      <style:paragraph-properties fo:line-height="200%" fo:text-align="start" style:justify-single-word="false" fo:padding="0.074cm" fo:border-left="none" fo:border-right="none" fo:border-top="none" fo:border-bottom="0.06pt solid #000000" style:join-border="false"/>
      <style:text-properties fo:font-size="12pt" style:font-size-asian="10.5pt" style:font-size-complex="12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ut 415 – Team YACC – Compiler Documentation</text:p>
      <text:p text:style-name="P5">Sarah Anderson</text:p>
      <text:p text:style-name="P5">Marko Babic</text:p>
      <text:p text:style-name="P5">Guanqui Huang</text:p>
      <text:p text:style-name="P5">Aaron Krebs</text:p>
      <text:p text:style-name="P5">Shihao Xu</text:p>
      <text:p text:style-name="P4"/>
      <text:p text:style-name="P6">Error and ErrorLL Modules</text:p>
      <text:p text:style-name="P2">The Error module is used to model an error object within the code – that is, an Error struct carries with it all information associated with a particular error found during compilation (or at least that information which is relevant during syntax analysis). <text:s/>The Error module also implements the functionality required by other sources which need to record and retrieves the errors (e.g., creating from its members a string for printing in the program listing, printing itself to stderr, etc.).</text:p>
      <text:p text:style-name="P2"/>
      <text:p text:style-name="P2">The ErrorLL module is a simple linked list implementation such that every node is an Error struct. <text:s/>This list is used to keep track of the errors which occur in the program for their later printing into the program listing.</text:p>
      <text:p text:style-name="P2"/>
      <text:p text:style-name="P2">Note that the Error.h file defines the MACRO <text:span text:style-name="T1">MAXERRORS</text:span> – this is used to set a limit on the number of errors we plan to report for a given compilation. <text:s/>This maximum is set in place to insure that in the unlikely case that the compiler is given a particular input sequence such that it exposes a loop in the grammar and parsing continues indenfinitely we do not continue to consume memory which will never be put to use. <text:s text:c="2"/>Moreover, no human user is going to usefully parse hundreds of errors at once and it is likely the case that if we are reporting a large number of errors while parsing a particular source file then it is far more likely that our compiler is failing in its analysis than it is the case that all these errors actually have occurred and all need to be reported </text:p>
      <text:p text:style-name="P2"/>
      <text:p text:style-name="P2"/>
      <text:p text:style-name="P6"><text:soft-page-break/>ProgList.c and the Program Listing</text:p>
      <text:p text:style-name="P2">The function <text:span text:style-name="T1">printProgramListing()</text:span> in ProgList.c is run upon completion of the parsing of the input <text:span text:style-name="T1">.pal</text:span><text:span text:style-name="T3"> file (whether it was</text:span> successful or not). <text:s/>Using the linked list of Error structs generated during parsing, <text:span text:style-name="T1">printProgramListing()</text:span> prints the program listing inlining the errors as appropriate.</text:p>
      <text:p text:style-name="P2"/>
      <text:p text:style-name="P6">Unit Testing of C Modules</text:p>
      <text:p text:style-name="P2">The correct functioning of every module was assured by creating unit tests for each function in the module. <text:s/>Any time a source file was changed, the unit tests were updated and the test suite run again to affirm their continued correctness.</text:p>
      <text:p text:style-name="P2"/>
      <text:p text:style-name="P6">Lexical Rules and Tokens</text:p>
      <text:p text:style-name="P2"><text:span text:style-name="T6">TODO</text:span><text:span text:style-name="T5">: Frank</text:span></text:p>
      <text:p text:style-name="P2"><text:span text:style-name="T5"/></text:p>
      <text:p text:style-name="P6">Grammar Construction and Correctness</text:p>
      <text:p text:style-name="P3">TODO<text:span text:style-name="T5">: Aaron or Sarah</text:span></text:p>
      <text:p text:style-name="P2"/>
      <text:p text:style-name="P6">Error Reporting</text:p>
      <text:p text:style-name="P2">Lexical and syntactical errors are reported immediately to the user as they are found by the printing of a message to <text:span text:style-name="T1">stderr </text:span><text:span text:style-name="T3">through the use of the standard YACC/Bison default error reporting function </text:span><text:span text:style-name="T1">yyerror</text:span><text:span text:style-name="T3">(). <text:s/>For syntax errors caught by Bison during parsing, this message consists of the line and column number on/at which the error occured (the line and column number are tracked and updated during the parse by actions in the </text:span><text:span text:style-name="T1">lex</text:span><text:span text:style-name="T3"> file </text:span><text:span text:style-name="T1">tokens</text:span><text:span text:style-name="T3">), the “verbose” message generated by Bison detailing the cause of the error and an appended token which indicates the token Bison was examining and trying to match to the grammar when the error occurred. <text:s/>All errors which Bison detects are reported provided </text:span><text:soft-page-break/><text:span text:style-name="T3">we have seen less than the maximum number of errors defined in </text:span><text:span text:style-name="T1">Error.h</text:span><text:span text:style-name="T3">. <text:s/>This strategy was chosen for its simplicity and its surprising effectiveness at delivering a useful error message to the user. <text:s/>Athough the reported message and tokens may not always indicate the true, exact reason for a syntax error, it often provides enough information such that in conjunction with the reported line number and column number it is relatively easy to deduce the piece of code which is causing the error.</text:span></text:p>
      <text:p text:style-name="P2"><text:span text:style-name="T3">Certain lexical errors are also reported with explicit calls to </text:span><text:span text:style-name="T1">yyerror</text:span><text:span text:style-name="T3">() in </text:span><text:span text:style-name="T1">tokens</text:span><text:span text:style-name="T3">.</text:span><text:span text:style-name="T1">l. <text:s/></text:span><text:span text:style-name="T3">Namely, if an ending block comment delimiter '</text:span><text:span text:style-name="T1">}' </text:span><text:span text:style-name="T3">is found without a matching '</text:span><text:span text:style-name="T1">{</text:span><text:span text:style-name="T3">' delimter, or if a string literal spans multiple lines, or if a token not matchable to any rule in the lexical analyzer appears in the input, then an error is reported. <text:s/>These errors are reported from the lexical analyzer as return specific tokens for multiline strings, or comment delimiters seemed unecessary. <text:s/>We do, however, return a token for unrecognized tokens as they have use in the grammar (e.g., if the user input a variable named </text:span><text:span text:style-name="T1">my_var</text:span><text:span text:style-name="T3">, then the underscore is reported to be an illegal character but we return an identifier with value == </text:span><text:span text:style-name="T1">myvar – </text:span><text:span text:style-name="T3">this was done as the assumption that </text:span><text:span text:style-name="T1">my­_var</text:span><text:span text:style-name="T3"> was meant to be a single indentifier is a safe one and allows the parser to continue as if this is what the user intended).</text:span></text:p>
      <text:p text:style-name="P2"><text:span text:style-name="T3"/></text:p>
      <text:p text:style-name="P6"><text:span text:style-name="T3">Error Recovery</text:span></text:p>
      <text:p text:style-name="P2"><text:span text:style-name="T3">Our approach to error recovery was very much one of trial and error. <text:s/>Namely, we first established a suite of test cases of valid input which we knew our grammar to correctly parse. <text:s/>Then, different pieces of incorrect input were tried until one was found to significatly deteriorate the quality of the compiler's error reporting ability (e.g., if a particular incorrect input caused the compiler to reject tokens until it had reach ended of file it was considered to be an unacceptable response). <text:s/>Once such an input had been discovered, we made changes to the grammar one rule at a time using tools such as the output generated by Bison when having set the <text:s/>YYDEBUG flag and Bison's ability to generate a human-readable version of its state-space and logic. <text:s/>After each change we re-ran our suite of tests to insure that all previously correctly parsed input remained so and that no shift/reduce or reduce/reduce errors </text:span><text:soft-page-break/><text:span text:style-name="T3">had been introduced into the grammar.</text:span></text:p>
      <text:p text:style-name="P2"><text:span text:style-name="T3">The strategy to improve the compiler's performnace against a particular input was very myopic: find a “bad” input, trace back through YYDEBUG output to determine which tokens were being matched at which rules and why the parser was behaving poorly on the particular input, add new rules and error productions to the grammar based on the prior analysis such that the new rules produced no ambiguities in the grammar (i.e., shift/reduce, reduce/reduce errors) and did not results in previously correctly parsable inputs to report errors </text:span><text:span text:style-name="T4">until the parser was able to recover the incorrect input in an “acceptable” number of tokens (e.g., at the next semi-colon or keyword).</text:span></text:p>
      <text:p text:style-name="P2"><text:span text:style-name="T4">This apporach results in somewhat strange, specialized rules appearing the grammar which serve no purpose other than to help the parser recover from a particular class of errors.</text:span></text:p>
      <text:p text:style-name="P2"><text:span text:style-name="T4">Take for example the production '</text:span><text:span text:style-name="T2">plist_finvok error R_paren'</text:span><text:span text:style-name="T4"> in the </text:span><text:span text:style-name="T2">func_invok </text:span><text:span text:style-name="T4">rule in the grammar. <text:s/>This rule exists entirely to help the parser resynchronize at the closing parenthesis if it enters the error state inside the parenteheses of a function invocation (e.g., the user attempts to use to the keyword var followed by an id, a colon, and a type as an argument to a function at invocation)</text:span></text:p>
      <text:p text:style-name="P2"><text:span text:style-name="T4">Attempting to rework the grammar in order to allow for better error recovery was far and away the most time consuming <text:s/>endeavour thusfar in the project. <text:s/>Difficulties were encountered in attempting to retrace the sequence of shifts and tokens which results in the parser entering the error state and finding out when and why it finally recovered was a painfully meticulous process. <text:s/>Further to that, once it was understood how the parser was entering the error state and consuming tokens it was not always obvious where to introduce error productions and addtional rules such that the parser would resynchronize at what we knew/thought to be the most convernient and/or logical pl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09:02:14</meta:creation-date>
    <meta:generator>LibreOffice/3.5$Linux_X86_64 LibreOffice_project/350m1$Build-2</meta:generator>
    <dc:date>2013-10-18T10:51:37</dc:date>
    <meta:editing-duration>PT1H40M58S</meta:editing-duration>
    <meta:editing-cycles>83</meta:editing-cycles>
    <meta:document-statistic meta:table-count="0" meta:image-count="0" meta:object-count="0" meta:page-count="4" meta:paragraph-count="27" meta:word-count="1233" meta:character-count="7328" meta:non-whitespace-character-count="6097"/>
  </office:meta>
</office:document-meta>
</file>